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A000001E540BFBFE9792177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uge sur 2B</text:p>
      <text:p text:style-name="Standard">bleu sur 2A</text:p>
      <text:p text:style-name="Standard">noir en 1A</text:p>
      <text:p text:style-name="Standard"><draw:frame draw:style-name="fr1" draw:name="Image1" text:anchor-type="paragraph" svg:x="0cm" svg:y="1.205cm" svg:width="17cm" svg:height="8.5cm" draw:z-index="0"><draw:image xlink:href="Pictures/10000000000003CA000001E540BFBFE979217720.jpg" xlink:type="simple" xlink:show="embed" xlink:actuate="onLoad" loext:mime-type="image/jpeg"/></draw:frame>vert en 1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3T13:35:04.980000000</meta:creation-date>
    <dc:date>2023-04-13T13:36:59.597000000</dc:date>
    <meta:editing-duration>PT1M58S</meta:editing-duration>
    <meta:editing-cycles>1</meta:editing-cycles>
    <meta:document-statistic meta:table-count="0" meta:image-count="1" meta:object-count="0" meta:page-count="1" meta:paragraph-count="4" meta:word-count="12" meta:character-count="43" meta:non-whitespace-character-count="35"/>
    <meta:generator>LibreOffice/5.4.7.2$Windows_X86_64 LibreOffice_project/c838ef25c16710f8838b1faec480ebba495259d0</meta:generator>
  </office:meta>
</office:document-meta>
</file>